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3">
      <style:text-properties style:use-window-font-color="true" style:text-outline="false" style:text-line-through-style="none" style:text-line-through-type="none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3"/>
    <style:style style:name="ce5" style:family="table-cell" style:parent-style-name="Default" style:data-style-name="N121"/>
    <style:style style:name="ce6" style:family="table-cell" style:parent-style-name="Default" style:data-style-name="N2">
      <style:text-properties style:use-window-font-color="true" style:text-outline="false" style:text-line-through-style="none" style:text-line-through-type="none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6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Default"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Modell</text:p>
          </table:table-cell>
          <table:table-cell office:value-type="string" calcext:value-type="string">
            <text:p>hus</text:p>
          </table:table-cell>
          <table:table-cell table:style-name="ce1" office:value-type="string" calcext:value-type="string">
            <text:p>RMSE forskjell</text:p>
          </table:table-cell>
          <table:table-cell table:style-name="ce1" office:value-type="string" calcext:value-type="string">
            <text:p>MAPE forskjell</text:p>
          </table:table-cell>
          <table:table-cell table:style-name="ce1" office:value-type="string" calcext:value-type="string">
            <text:p>differanse</text:p>
          </table:table-cell>
          <table:table-cell table:number-columns-repeated="3"/>
          <table:table-cell office:value-type="string" calcext:value-type="string">
            <text:p>Baseli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0</text:p>
          </table:table-cell>
          <table:table-cell table:formula="of:=[.K4]-[.K18]" office:value-type="float" office:value="-0.0161" calcext:value-type="float">
            <text:p>-0.0161</text:p>
          </table:table-cell>
          <table:table-cell table:formula="of:=[.M4]-[.M18]" office:value-type="float" office:value="-21.16" calcext:value-type="float">
            <text:p>-21.16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Hus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 (%)</text:p>
          </table:table-cell>
          <table:table-cell table:style-name="ce2" office:value-type="string" calcext:value-type="string">
            <text:p>merknader</text:p>
          </table:table-cell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2</text:p>
          </table:table-cell>
          <table:table-cell table:formula="of:=[.K5]-[.K19]" office:value-type="float" office:value="-0.0202" calcext:value-type="float">
            <text:p>-0.0202</text:p>
          </table:table-cell>
          <table:table-cell table:formula="of:=[.M5]-[.M19]" office:value-type="float" office:value="-78.19" calcext:value-type="float">
            <text:p>-78.19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0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778" calcext:value-type="float">
            <text:p>0.0778</text:p>
          </table:table-cell>
          <table:table-cell table:style-name="ce2" office:value-type="float" office:value="0.0394" calcext:value-type="float">
            <text:p>0.0394</text:p>
          </table:table-cell>
          <table:table-cell table:style-name="ce2" office:value-type="float" office:value="43.18" calcext:value-type="float">
            <text:p>43.18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3</text:p>
          </table:table-cell>
          <table:table-cell table:formula="of:=[.K6]-[.K20]" office:value-type="float" office:value="-0.044" calcext:value-type="float">
            <text:p>-0.0440</text:p>
          </table:table-cell>
          <table:table-cell table:formula="of:=[.M6]-[.M20]" office:value-type="float" office:value="-31.2" calcext:value-type="float">
            <text:p>-31.20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2</text:p>
          </table:table-cell>
          <table:table-cell table:number-columns-repeated="2" table:style-name="ce2" office:value-type="float" office:value="0.0833" calcext:value-type="float">
            <text:p>0.0833</text:p>
          </table:table-cell>
          <table:table-cell table:style-name="ce2" office:value-type="float" office:value="0.0402" calcext:value-type="float">
            <text:p>0.0402</text:p>
          </table:table-cell>
          <table:table-cell table:style-name="ce2" office:value-type="float" office:value="59.26" calcext:value-type="float">
            <text:p>59.26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65</text:p>
          </table:table-cell>
          <table:table-cell table:formula="of:=[.K7]-[.K21]" office:value-type="float" office:value="-0.0543" calcext:value-type="float">
            <text:p>-0.0543</text:p>
          </table:table-cell>
          <table:table-cell table:formula="of:=[.M7]-[.M21]" office:value-type="float" office:value="-74.43" calcext:value-type="float">
            <text:p>-74.43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3</text:p>
          </table:table-cell>
          <table:table-cell table:style-name="ce2" office:value-type="float" office:value="0.0078" calcext:value-type="float">
            <text:p>0.0078</text:p>
          </table:table-cell>
          <table:table-cell table:style-name="ce2" office:value-type="float" office:value="0.0888" calcext:value-type="float">
            <text:p>0.0888</text:p>
          </table:table-cell>
          <table:table-cell table:style-name="ce2" office:value-type="float" office:value="0.0491" calcext:value-type="float">
            <text:p>0.0491</text:p>
          </table:table-cell>
          <table:table-cell table:style-name="ce2" office:value-type="float" office:value="40.27" calcext:value-type="float">
            <text:p>40.27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69</text:p>
          </table:table-cell>
          <table:table-cell table:formula="of:=[.K8]-[.K22]" office:value-type="float" office:value="-0.0329" calcext:value-type="float">
            <text:p>-0.0329</text:p>
          </table:table-cell>
          <table:table-cell table:formula="of:=[.M8]-[.M22]" office:value-type="float" office:value="-51.7" calcext:value-type="float">
            <text:p>-51.70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5</text:p>
          </table:table-cell>
          <table:table-cell table:style-name="ce2" office:value-type="float" office:value="0.0077" calcext:value-type="float">
            <text:p>0.0077</text:p>
          </table:table-cell>
          <table:table-cell table:style-name="ce2" office:value-type="float" office:value="0.0879" calcext:value-type="float">
            <text:p>0.0879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68</text:p>
          </table:table-cell>
          <table:table-cell table:formula="of:=[.K9]-[.K23]" office:value-type="float" office:value="-0.0117" calcext:value-type="float">
            <text:p>-0.0117</text:p>
          </table:table-cell>
          <table:table-cell table:formula="of:=[.M9]-[.M23]" office:value-type="float" office:value="-110.85" calcext:value-type="float">
            <text:p>-110.85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9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667" calcext:value-type="float">
            <text:p>0.0667</text:p>
          </table:table-cell>
          <table:table-cell table:style-name="ce2" office:value-type="float" office:value="0.0314" calcext:value-type="float">
            <text:p>0.0314</text:p>
          </table:table-cell>
          <table:table-cell table:style-name="ce2" office:value-type="float" office:value="37.6" calcext:value-type="float">
            <text:p>37.6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9</text:p>
          </table:table-cell>
          <table:table-cell table:formula="of:=[.K10]-[.K24]" office:value-type="float" office:value="-0.0016" calcext:value-type="float">
            <text:p>-0.0016</text:p>
          </table:table-cell>
          <table:table-cell table:formula="of:=[.M10]-[.M24]" office:value-type="float" office:value="-37.63" calcext:value-type="float">
            <text:p>-37.63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8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0.0779" calcext:value-type="float">
            <text:p>0.0779</text:p>
          </table:table-cell>
          <table:table-cell table:style-name="ce2" office:value-type="float" office:value="0.0241" calcext:value-type="float">
            <text:p>0.0241</text:p>
          </table:table-cell>
          <table:table-cell table:style-name="ce2" office:value-type="float" office:value="60.59" calcext:value-type="float">
            <text:p>60.59</text:p>
          </table:table-cell>
          <table:table-cell table:style-name="ce2" office:value-type="string" calcext:value-type="string">
            <text:p>Perioder med veldig lite strømbruk</text:p>
          </table:table-cell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73</text:p>
          </table:table-cell>
          <table:table-cell table:formula="of:=[.K11]-[.K25]" office:value-type="float" office:value="-0.0195" calcext:value-type="float">
            <text:p>-0.0195</text:p>
          </table:table-cell>
          <table:table-cell table:formula="of:=[.M11]-[.M25]" office:value-type="float" office:value="-22.25" calcext:value-type="float">
            <text:p>-22.25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9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office:value-type="float" office:value="28.56" calcext:value-type="float">
            <text:p>28.56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79</text:p>
          </table:table-cell>
          <table:table-cell table:formula="of:=[.K12]-[.K26]" office:value-type="float" office:value="-0.0154" calcext:value-type="float">
            <text:p>-0.0154</text:p>
          </table:table-cell>
          <table:table-cell table:formula="of:=[.M12]-[.M26]" office:value-type="float" office:value="-11.57" calcext:value-type="float">
            <text:p>-11.57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7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.095" calcext:value-type="float">
            <text:p>0.095</text:p>
          </table:table-cell>
          <table:table-cell table:style-name="ce2" office:value-type="float" office:value="0.0548" calcext:value-type="float">
            <text:p>0.0548</text:p>
          </table:table-cell>
          <table:table-cell table:style-name="ce2" office:value-type="float" office:value="47.7" calcext:value-type="float">
            <text:p>47.7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81</text:p>
          </table:table-cell>
          <table:table-cell table:formula="of:=[.K13]-[.K27]" office:value-type="float" office:value="-0.0098" calcext:value-type="float">
            <text:p>-0.0098</text:p>
          </table:table-cell>
          <table:table-cell table:formula="of:=[.M13]-[.M27]" office:value-type="float" office:value="-57.97" calcext:value-type="float">
            <text:p>-57.97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79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576" calcext:value-type="float">
            <text:p>0.0576</text:p>
          </table:table-cell>
          <table:table-cell table:style-name="ce2" office:value-type="float" office:value="0.0297" calcext:value-type="float">
            <text:p>0.0297</text:p>
          </table:table-cell>
          <table:table-cell table:style-name="ce2" office:value-type="float" office:value="45.08" calcext:value-type="float">
            <text:p>45.08</text:p>
          </table:table-cell>
          <table:table-cell table:style-name="ce2"/>
        </table:table-row>
        <table:table-row table:style-name="ro3">
          <table:table-cell table:number-columns-repeated="4"/>
          <table:table-cell table:style-name="ce1"/>
          <table:table-cell table:number-columns-repeated="3"/>
          <table:table-cell table:style-name="ce2" office:value-type="string" calcext:value-type="string">
            <text:p>MAC000181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453" calcext:value-type="float">
            <text:p>0.0453</text:p>
          </table:table-cell>
          <table:table-cell table:style-name="ce2" office:value-type="float" office:value="0.0181" calcext:value-type="float">
            <text:p>0.0181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0</text:p>
          </table:table-cell>
          <table:table-cell table:formula="of:=[.K30]-[.K18]" office:value-type="float" office:value="-0.026" calcext:value-type="float">
            <text:p>-0.0260</text:p>
          </table:table-cell>
          <table:table-cell table:formula="of:=[.M30]-[.M18]" office:value-type="float" office:value="-18.35" calcext:value-type="float">
            <text:p>-18.35</text:p>
          </table:table-cell>
          <table:table-cell table:style-name="ce1"/>
          <table:table-cell table:number-columns-repeated="9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2</text:p>
          </table:table-cell>
          <table:table-cell table:formula="of:=[.K31]-[.K19]" office:value-type="float" office:value="-0.0282" calcext:value-type="float">
            <text:p>-0.0282</text:p>
          </table:table-cell>
          <table:table-cell table:formula="of:=[.M31]-[.M19]" office:value-type="float" office:value="-65.05" calcext:value-type="float">
            <text:p>-65.05</text:p>
          </table:table-cell>
          <table:table-cell table:style-name="ce1"/>
          <table:table-cell table:number-columns-repeated="9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3</text:p>
          </table:table-cell>
          <table:table-cell table:formula="of:=[.K32]-[.K20]" office:value-type="float" office:value="-0.0583" calcext:value-type="float">
            <text:p>-0.0583</text:p>
          </table:table-cell>
          <table:table-cell table:formula="of:=[.M32]-[.M20]" office:value-type="float" office:value="-27.35" calcext:value-type="float">
            <text:p>-27.35</text:p>
          </table:table-cell>
          <table:table-cell table:style-name="ce1"/>
          <table:table-cell table:number-columns-repeated="3"/>
          <table:table-cell office:value-type="string" calcext:value-type="string">
            <text:p>regresjon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5</text:p>
          </table:table-cell>
          <table:table-cell table:formula="of:=[.K33]-[.K21]" office:value-type="float" office:value="-0.0645" calcext:value-type="float">
            <text:p>-0.0645</text:p>
          </table:table-cell>
          <table:table-cell table:formula="of:=[.M33]-[.M21]" office:value-type="float" office:value="-72.86" calcext:value-type="float">
            <text:p>-72.86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Hus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 (%)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9</text:p>
          </table:table-cell>
          <table:table-cell table:formula="of:=[.K34]-[.K22]" office:value-type="float" office:value="-0.0372" calcext:value-type="float">
            <text:p>-0.0372</text:p>
          </table:table-cell>
          <table:table-cell table:formula="of:=[.M34]-[.M22]" office:value-type="float" office:value="-41.25" calcext:value-type="float">
            <text:p>-41.25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0</text:p>
          </table:table-cell>
          <table:table-cell table:style-name="ce2" office:value-type="float" office:value="0.0088" calcext:value-type="float">
            <text:p>0.0088</text:p>
          </table:table-cell>
          <table:table-cell table:style-name="ce2" office:value-type="float" office:value="0.0939" calcext:value-type="float">
            <text:p>0.0939</text:p>
          </table:table-cell>
          <table:table-cell table:style-name="ce2" office:value-type="float" office:value="0.0504" calcext:value-type="float">
            <text:p>0.0504</text:p>
          </table:table-cell>
          <table:table-cell table:style-name="ce2" office:value-type="float" office:value="64.34" calcext:value-type="float">
            <text:p>64.34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8</text:p>
          </table:table-cell>
          <table:table-cell table:formula="of:=[.K35]-[.K23]" office:value-type="float" office:value="-0.0205" calcext:value-type="float">
            <text:p>-0.0205</text:p>
          </table:table-cell>
          <table:table-cell table:formula="of:=[.M35]-[.M23]" office:value-type="float" office:value="-72.55" calcext:value-type="float">
            <text:p>-72.55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2</text:p>
          </table:table-cell>
          <table:table-cell table:style-name="ce2" office:value-type="float" office:value="0.0107" calcext:value-type="float">
            <text:p>0.0107</text:p>
          </table:table-cell>
          <table:table-cell table:style-name="ce2" office:value-type="float" office:value="0.1035" calcext:value-type="float">
            <text:p>0.1035</text:p>
          </table:table-cell>
          <table:table-cell table:style-name="ce2" office:value-type="float" office:value="0.0581" calcext:value-type="float">
            <text:p>0.0581</text:p>
          </table:table-cell>
          <table:table-cell table:style-name="ce2" office:value-type="float" office:value="137.45" calcext:value-type="float">
            <text:p>137.45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9</text:p>
          </table:table-cell>
          <table:table-cell table:formula="of:=[.K36]-[.K24]" office:value-type="float" office:value="-0.0084" calcext:value-type="float">
            <text:p>-0.0084</text:p>
          </table:table-cell>
          <table:table-cell table:formula="of:=[.M36]-[.M24]" office:value-type="float" office:value="-35.04" calcext:value-type="float">
            <text:p>-35.04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3</text:p>
          </table:table-cell>
          <table:table-cell table:style-name="ce2" office:value-type="float" office:value="0.0176" calcext:value-type="float">
            <text:p>0.0176</text:p>
          </table:table-cell>
          <table:table-cell table:style-name="ce2" office:value-type="float" office:value="0.1328" calcext:value-type="float">
            <text:p>0.1328</text:p>
          </table:table-cell>
          <table:table-cell table:style-name="ce2" office:value-type="float" office:value="0.085" calcext:value-type="float">
            <text:p>0.085</text:p>
          </table:table-cell>
          <table:table-cell table:style-name="ce2" office:value-type="float" office:value="71.47" calcext:value-type="float">
            <text:p>71.47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3</text:p>
          </table:table-cell>
          <table:table-cell table:formula="of:=[.K37]-[.K25]" office:value-type="float" office:value="-0.0353" calcext:value-type="float">
            <text:p>-0.0353</text:p>
          </table:table-cell>
          <table:table-cell table:formula="of:=[.M37]-[.M25]" office:value-type="float" office:value="-24.51" calcext:value-type="float">
            <text:p>-24.51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5</text:p>
          </table:table-cell>
          <table:table-cell table:style-name="ce2" office:value-type="float" office:value="0.0202" calcext:value-type="float">
            <text:p>0.0202</text:p>
          </table:table-cell>
          <table:table-cell table:style-name="ce2" office:value-type="float" office:value="0.1422" calcext:value-type="float">
            <text:p>0.1422</text:p>
          </table:table-cell>
          <table:table-cell table:style-name="ce2" office:value-type="float" office:value="0.1102" calcext:value-type="float">
            <text:p>0.1102</text:p>
          </table:table-cell>
          <table:table-cell table:style-name="ce2" office:value-type="float" office:value="96.98" calcext:value-type="float">
            <text:p>96.98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9</text:p>
          </table:table-cell>
          <table:table-cell table:formula="of:=[.K38]-[.K26]" office:value-type="float" office:value="-0.0209" calcext:value-type="float">
            <text:p>-0.0209</text:p>
          </table:table-cell>
          <table:table-cell table:formula="of:=[.M38]-[.M26]" office:value-type="float" office:value="-6.56" calcext:value-type="float">
            <text:p>-6.56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9</text:p>
          </table:table-cell>
          <table:table-cell table:style-name="ce2" office:value-type="float" office:value="0.0099" calcext:value-type="float">
            <text:p>0.0099</text:p>
          </table:table-cell>
          <table:table-cell table:style-name="ce2" office:value-type="float" office:value="0.0996" calcext:value-type="float">
            <text:p>0.0996</text:p>
          </table:table-cell>
          <table:table-cell table:style-name="ce2" office:value-type="float" office:value="0.0654" calcext:value-type="float">
            <text:p>0.0654</text:p>
          </table:table-cell>
          <table:table-cell table:style-name="ce2" office:value-type="float" office:value="89.3" calcext:value-type="float">
            <text:p>89.3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81</text:p>
          </table:table-cell>
          <table:table-cell table:formula="of:=[.K39]-[.K27]" office:value-type="float" office:value="-0.0135" calcext:value-type="float">
            <text:p>-0.0135</text:p>
          </table:table-cell>
          <table:table-cell table:formula="of:=[.M39]-[.M27]" office:value-type="float" office:value="-49.83" calcext:value-type="float">
            <text:p>-49.83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8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896" calcext:value-type="float">
            <text:p>0.0896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171.44" calcext:value-type="float">
            <text:p>171.44</text:p>
          </table:table-cell>
          <table:table-cell/>
        </table:table-row>
        <table:table-row table:style-name="ro3">
          <table:table-cell table:number-columns-repeated="4"/>
          <table:table-cell table:style-name="ce1"/>
          <table:table-cell table:number-columns-repeated="3"/>
          <table:table-cell table:style-name="ce2" office:value-type="string" calcext:value-type="string">
            <text:p>MAC000159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556" calcext:value-type="float">
            <text:p>0.0556</text:p>
          </table:table-cell>
          <table:table-cell table:style-name="ce2" office:value-type="float" office:value="0.0403" calcext:value-type="float">
            <text:p>0.0403</text:p>
          </table:table-cell>
          <table:table-cell table:style-name="ce2" office:value-type="float" office:value="66.19" calcext:value-type="float">
            <text:p>66.19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0</text:p>
          </table:table-cell>
          <table:table-cell table:formula="of:=[.K43]-[.K18]" office:value-type="float" office:value="0.0109" calcext:value-type="float">
            <text:p>0.0109</text:p>
          </table:table-cell>
          <table:table-cell table:formula="of:=[.M43]-[.M18]" office:value-type="float" office:value="9.17999999999999" calcext:value-type="float">
            <text:p>9.18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73</text:p>
          </table:table-cell>
          <table:table-cell table:style-name="ce2" office:value-type="float" office:value="0.0131" calcext:value-type="float">
            <text:p>0.0131</text:p>
          </table:table-cell>
          <table:table-cell table:style-name="ce2" office:value-type="float" office:value="0.1145" calcext:value-type="float">
            <text:p>0.1145</text:p>
          </table:table-cell>
          <table:table-cell table:style-name="ce2" office:value-type="float" office:value="0.0762" calcext:value-type="float">
            <text:p>0.0762</text:p>
          </table:table-cell>
          <table:table-cell table:style-name="ce2" office:value-type="float" office:value="69.95" calcext:value-type="float">
            <text:p>69.95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2</text:p>
          </table:table-cell>
          <table:table-cell table:formula="of:=[.K44]-[.K19]" office:value-type="float" office:value="0.0025" calcext:value-type="float">
            <text:p>0.0025</text:p>
          </table:table-cell>
          <table:table-cell table:formula="of:=[.M44]-[.M19]" office:value-type="float" office:value="-24.65" calcext:value-type="float">
            <text:p>-24.65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79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.0388" calcext:value-type="float">
            <text:p>0.0388</text:p>
          </table:table-cell>
          <table:table-cell table:style-name="ce2" office:value-type="float" office:value="56.65" calcext:value-type="float">
            <text:p>56.65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3</text:p>
          </table:table-cell>
          <table:table-cell table:formula="of:=[.K45]-[.K20]" office:value-type="float" office:value="-0.0413" calcext:value-type="float">
            <text:p>-0.0413</text:p>
          </table:table-cell>
          <table:table-cell table:formula="of:=[.M45]-[.M20]" office:value-type="float" office:value="-18.31" calcext:value-type="float">
            <text:p>-18.31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81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551" calcext:value-type="float">
            <text:p>0.0551</text:p>
          </table:table-cell>
          <table:table-cell table:style-name="ce2" office:value-type="float" office:value="0.0324" calcext:value-type="float">
            <text:p>0.0324</text:p>
          </table:table-cell>
          <table:table-cell table:style-name="ce2" office:value-type="float" office:value="84.04" calcext:value-type="float">
            <text:p>84.04</text:p>
          </table:table-cell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5</text:p>
          </table:table-cell>
          <table:table-cell table:formula="of:=[.K46]-[.K21]" office:value-type="float" office:value="-0.0276" calcext:value-type="float">
            <text:p>-0.0276</text:p>
          </table:table-cell>
          <table:table-cell table:formula="of:=[.M46]-[.M21]" office:value-type="float" office:value="-63.92" calcext:value-type="float">
            <text:p>-63.92</text:p>
          </table:table-cell>
          <table:table-cell table:style-name="ce1"/>
          <table:table-cell table:number-columns-repeated="3"/>
          <table:table-cell office:value-type="string" calcext:value-type="string">
            <text:p>perceptr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69</text:p>
          </table:table-cell>
          <table:table-cell table:formula="of:=[.K47]-[.K22]" office:value-type="float" office:value="0.00119999999999999" calcext:value-type="float">
            <text:p>0.0012</text:p>
          </table:table-cell>
          <table:table-cell table:formula="of:=[.M47]-[.M22]" office:value-type="float" office:value="-17.61" calcext:value-type="float">
            <text:p>-17.61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Hus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 (%)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68</text:p>
          </table:table-cell>
          <table:table-cell table:formula="of:=[.K48]-[.K23]" office:value-type="float" office:value="0.00950000000000001" calcext:value-type="float">
            <text:p>0.0095</text:p>
          </table:table-cell>
          <table:table-cell table:formula="of:=[.M48]-[.M23]" office:value-type="float" office:value="-68.64" calcext:value-type="float">
            <text:p>-68.64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0</text:p>
          </table:table-cell>
          <table:table-cell table:style-name="ce2" office:value-type="float" office:value="0.0046" calcext:value-type="float">
            <text:p>0.0046</text:p>
          </table:table-cell>
          <table:table-cell table:style-name="ce2" office:value-type="float" office:value="0.0679" calcext:value-type="float">
            <text:p>0.0679</text:p>
          </table:table-cell>
          <table:table-cell table:style-name="ce2" office:value-type="float" office:value="0.0366" calcext:value-type="float">
            <text:p>0.0366</text:p>
          </table:table-cell>
          <table:table-cell table:style-name="ce2" office:value-type="float" office:value="45.99" calcext:value-type="float">
            <text:p>45.99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9</text:p>
          </table:table-cell>
          <table:table-cell table:formula="of:=[.K49]-[.K24]" office:value-type="float" office:value="0.0067" calcext:value-type="float">
            <text:p>0.0067</text:p>
          </table:table-cell>
          <table:table-cell table:formula="of:=[.M49]-[.M24]" office:value-type="float" office:value="-25.36" calcext:value-type="float">
            <text:p>-25.36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2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.0753" calcext:value-type="float">
            <text:p>0.0753</text:p>
          </table:table-cell>
          <table:table-cell table:style-name="ce2" office:value-type="float" office:value="0.0392" calcext:value-type="float">
            <text:p>0.0392</text:p>
          </table:table-cell>
          <table:table-cell table:style-name="ce2" office:value-type="float" office:value="72.4" calcext:value-type="float">
            <text:p>72.4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73</text:p>
          </table:table-cell>
          <table:table-cell table:formula="of:=[.K50]-[.K25]" office:value-type="float" office:value="-0.0014" calcext:value-type="float">
            <text:p>-0.0014</text:p>
          </table:table-cell>
          <table:table-cell table:formula="of:=[.M50]-[.M25]" office:value-type="float" office:value="-9.63" calcext:value-type="float">
            <text:p>-9.63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3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745" calcext:value-type="float">
            <text:p>0.0745</text:p>
          </table:table-cell>
          <table:table-cell table:style-name="ce2" office:value-type="float" office:value="0.0496" calcext:value-type="float">
            <text:p>0.0496</text:p>
          </table:table-cell>
          <table:table-cell table:style-name="ce2" office:value-type="float" office:value="44.12" calcext:value-type="float">
            <text:p>44.12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79</text:p>
          </table:table-cell>
          <table:table-cell table:formula="of:=[.K51]-[.K26]" office:value-type="float" office:value="0.0082" calcext:value-type="float">
            <text:p>0.0082</text:p>
          </table:table-cell>
          <table:table-cell table:formula="of:=[.M51]-[.M26]" office:value-type="float" office:value="4.07" calcext:value-type="float">
            <text:p>4.07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5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2" office:value-type="float" office:value="0.0777" calcext:value-type="float">
            <text:p>0.0777</text:p>
          </table:table-cell>
          <table:table-cell table:style-name="ce2" office:value-type="float" office:value="0.0441" calcext:value-type="float">
            <text:p>0.0441</text:p>
          </table:table-cell>
          <table:table-cell table:style-name="ce2" office:value-type="float" office:value="24.12" calcext:value-type="float">
            <text:p>24.12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81</text:p>
          </table:table-cell>
          <table:table-cell table:formula="of:=[.K52]-[.K27]" office:value-type="float" office:value="0.0027" calcext:value-type="float">
            <text:p>0.0027</text:p>
          </table:table-cell>
          <table:table-cell table:formula="of:=[.M52]-[.M27]" office:value-type="float" office:value="-42.2" calcext:value-type="float">
            <text:p>-42.20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69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624" calcext:value-type="float">
            <text:p>0.0624</text:p>
          </table:table-cell>
          <table:table-cell table:style-name="ce2" office:value-type="float" office:value="0.0339" calcext:value-type="float">
            <text:p>0.0339</text:p>
          </table:table-cell>
          <table:table-cell table:style-name="ce2" office:value-type="float" office:value="48.05" calcext:value-type="float">
            <text:p>48.05</text:p>
          </table:table-cell>
          <table:table-cell/>
        </table:table-row>
        <table:table-row table:style-name="ro3">
          <table:table-cell table:style-name="Default"/>
          <table:table-cell table:number-columns-repeated="3"/>
          <table:table-cell table:style-name="ce1"/>
          <table:table-cell table:number-columns-repeated="3"/>
          <table:table-cell table:style-name="ce2" office:value-type="string" calcext:value-type="string">
            <text:p>MAC000168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691" calcext:value-type="float">
            <text:p>0.0691</text:p>
          </table:table-cell>
          <table:table-cell table:style-name="ce2" office:value-type="float" office:value="0.0284" calcext:value-type="float">
            <text:p>0.0284</text:p>
          </table:table-cell>
          <table:table-cell table:style-name="ce2" office:value-type="float" office:value="98.89" calcext:value-type="float">
            <text:p>98.89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0</text:p>
          </table:table-cell>
          <table:table-cell table:formula="of:=[.K56]-[.K18]" office:value-type="float" office:value="-0.0266" calcext:value-type="float">
            <text:p>-0.0266</text:p>
          </table:table-cell>
          <table:table-cell table:formula="of:=[.M56]-[.M18]" office:value-type="float" office:value="-14.15" calcext:value-type="float">
            <text:p>-14.15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9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0.0472" calcext:value-type="float">
            <text:p>0.0472</text:p>
          </table:table-cell>
          <table:table-cell table:style-name="ce2" office:value-type="float" office:value="0.0251" calcext:value-type="float">
            <text:p>0.0251</text:p>
          </table:table-cell>
          <table:table-cell table:style-name="ce2" office:value-type="float" office:value="31.15" calcext:value-type="float">
            <text:p>31.15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2</text:p>
          </table:table-cell>
          <table:table-cell table:formula="of:=[.K57]-[.K19]" office:value-type="float" office:value="-0.028" calcext:value-type="float">
            <text:p>-0.0280</text:p>
          </table:table-cell>
          <table:table-cell table:formula="of:=[.M57]-[.M19]" office:value-type="float" office:value="-52.76" calcext:value-type="float">
            <text:p>-52.76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73</text:p>
          </table:table-cell>
          <table:table-cell table:style-name="ce2" office:value-type="float" office:value="0.0062" calcext:value-type="float">
            <text:p>0.0062</text:p>
          </table:table-cell>
          <table:table-cell table:style-name="ce2" office:value-type="float" office:value="0.0792" calcext:value-type="float">
            <text:p>0.0792</text:p>
          </table:table-cell>
          <table:table-cell table:style-name="ce2" office:value-type="float" office:value="0.0467" calcext:value-type="float">
            <text:p>0.0467</text:p>
          </table:table-cell>
          <table:table-cell table:style-name="ce2" office:value-type="float" office:value="45.44" calcext:value-type="float">
            <text:p>45.44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3</text:p>
          </table:table-cell>
          <table:table-cell table:formula="of:=[.K58]-[.K20]" office:value-type="float" office:value="-0.0663" calcext:value-type="float">
            <text:p>-0.0663</text:p>
          </table:table-cell>
          <table:table-cell table:formula="of:=[.M58]-[.M20]" office:value-type="float" office:value="-30.31" calcext:value-type="float">
            <text:p>-30.31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79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0.0521" calcext:value-type="float">
            <text:p>0.0521</text:p>
          </table:table-cell>
          <table:table-cell table:style-name="ce2" office:value-type="float" office:value="0.0286" calcext:value-type="float">
            <text:p>0.0286</text:p>
          </table:table-cell>
          <table:table-cell table:style-name="ce2" office:value-type="float" office:value="50.09" calcext:value-type="float">
            <text:p>50.09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65</text:p>
          </table:table-cell>
          <table:table-cell table:formula="of:=[.K59]-[.K21]" office:value-type="float" office:value="-0.0669" calcext:value-type="float">
            <text:p>-0.0669</text:p>
          </table:table-cell>
          <table:table-cell table:formula="of:=[.M59]-[.M21]" office:value-type="float" office:value="-70.34" calcext:value-type="float">
            <text:p>-70.34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81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416" calcext:value-type="float">
            <text:p>0.0416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34.21" calcext:value-type="float">
            <text:p>34.21</text:p>
          </table:table-cell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9</text:p>
          </table:table-cell>
          <table:table-cell table:formula="of:=[.K60]-[.K22]" office:value-type="float" office:value="-0.038" calcext:value-type="float">
            <text:p>-0.0380</text:p>
          </table:table-cell>
          <table:table-cell table:formula="of:=[.M60]-[.M22]" office:value-type="float" office:value="-46.15" calcext:value-type="float">
            <text:p>-46.15</text:p>
          </table:table-cell>
          <table:table-cell table:style-name="ce1"/>
          <table:table-cell table:number-columns-repeated="9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8</text:p>
          </table:table-cell>
          <table:table-cell table:formula="of:=[.K61]-[.K23]" office:value-type="float" office:value="-0.0203" calcext:value-type="float">
            <text:p>-0.0203</text:p>
          </table:table-cell>
          <table:table-cell table:formula="of:=[.M61]-[.M23]" office:value-type="float" office:value="-67.56" calcext:value-type="float">
            <text:p>-67.56</text:p>
          </table:table-cell>
          <table:table-cell table:style-name="ce1"/>
          <table:table-cell table:number-columns-repeated="3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9</text:p>
          </table:table-cell>
          <table:table-cell table:formula="of:=[.K62]-[.K24]" office:value-type="float" office:value="-0.0099" calcext:value-type="float">
            <text:p>-0.0099</text:p>
          </table:table-cell>
          <table:table-cell table:formula="of:=[.M62]-[.M24]" office:value-type="float" office:value="-37.71" calcext:value-type="float">
            <text:p>-37.71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Hus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 (%)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73</text:p>
          </table:table-cell>
          <table:table-cell table:formula="of:=[.K63]-[.K25]" office:value-type="float" office:value="-0.0372" calcext:value-type="float">
            <text:p>-0.0372</text:p>
          </table:table-cell>
          <table:table-cell table:formula="of:=[.M63]-[.M25]" office:value-type="float" office:value="-23.8" calcext:value-type="float">
            <text:p>-23.80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0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0.1048" calcext:value-type="float">
            <text:p>0.1048</text:p>
          </table:table-cell>
          <table:table-cell table:style-name="ce2" office:value-type="float" office:value="0.0557" calcext:value-type="float">
            <text:p>0.0557</text:p>
          </table:table-cell>
          <table:table-cell table:style-name="ce2" office:value-type="float" office:value="73.52" calcext:value-type="float">
            <text:p>73.52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79</text:p>
          </table:table-cell>
          <table:table-cell table:formula="of:=[.K64]-[.K26]" office:value-type="float" office:value="-0.0215" calcext:value-type="float">
            <text:p>-0.0215</text:p>
          </table:table-cell>
          <table:table-cell table:formula="of:=[.M64]-[.M26]" office:value-type="float" office:value="-9.68" calcext:value-type="float">
            <text:p>-9.68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2</text:p>
          </table:table-cell>
          <table:table-cell table:style-name="ce2" office:value-type="float" office:value="0.0112" calcext:value-type="float">
            <text:p>0.0112</text:p>
          </table:table-cell>
          <table:table-cell table:style-name="ce2" office:value-type="float" office:value="0.106" calcext:value-type="float">
            <text:p>0.106</text:p>
          </table:table-cell>
          <table:table-cell table:style-name="ce2" office:value-type="float" office:value="0.0576" calcext:value-type="float">
            <text:p>0.0576</text:p>
          </table:table-cell>
          <table:table-cell table:style-name="ce2" office:value-type="float" office:value="112.8" calcext:value-type="float">
            <text:p>112.8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81</text:p>
          </table:table-cell>
          <table:table-cell table:formula="of:=[.K65]-[.K27]" office:value-type="float" office:value="-0.0125" calcext:value-type="float">
            <text:p>-0.0125</text:p>
          </table:table-cell>
          <table:table-cell table:formula="of:=[.M65]-[.M27]" office:value-type="float" office:value="-49.25" calcext:value-type="float">
            <text:p>-49.25</text:p>
          </table:table-cell>
          <table:table-cell table:style-name="ce1"/>
          <table:table-cell table:number-columns-repeated="3"/>
          <table:table-cell table:style-name="ce2" office:value-type="string" calcext:value-type="string">
            <text:p>MAC000153</text:p>
          </table:table-cell>
          <table:table-cell table:style-name="ce2" office:value-type="float" office:value="0.0083" calcext:value-type="float">
            <text:p>0.0083</text:p>
          </table:table-cell>
          <table:table-cell table:style-name="ce2" office:value-type="float" office:value="0.0915" calcext:value-type="float">
            <text:p>0.0915</text:p>
          </table:table-cell>
          <table:table-cell table:style-name="ce2" office:value-type="float" office:value="0.0583" calcext:value-type="float">
            <text:p>0.0583</text:p>
          </table:table-cell>
          <table:table-cell table:style-name="ce2" office:value-type="float" office:value="53.16" calcext:value-type="float">
            <text:p>53.16</text:p>
          </table:table-cell>
          <table:table-cell/>
        </table:table-row>
        <table:table-row table:style-name="ro3">
          <table:table-cell/>
          <table:table-cell table:style-name="Default"/>
          <table:table-cell table:style-name="ce4"/>
          <table:table-cell table:style-name="ce7"/>
          <table:table-cell table:number-columns-repeated="4"/>
          <table:table-cell table:style-name="ce2" office:value-type="string" calcext:value-type="string">
            <text:p>MAC000165</text:p>
          </table:table-cell>
          <table:table-cell table:style-name="ce2" office:value-type="float" office:value="0.0131" calcext:value-type="float">
            <text:p>0.0131</text:p>
          </table:table-cell>
          <table:table-cell table:style-name="ce2" office:value-type="float" office:value="0.1146" calcext:value-type="float">
            <text:p>0.1146</text:p>
          </table:table-cell>
          <table:table-cell table:style-name="ce2" office:value-type="float" office:value="0.0641" calcext:value-type="float">
            <text:p>0.0641</text:p>
          </table:table-cell>
          <table:table-cell table:style-name="ce2" office:value-type="float" office:value="33.06" calcext:value-type="float">
            <text:p>33.06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0</text:p>
          </table:table-cell>
          <table:table-cell table:style-name="ce4" table:formula="of:=[.K68]-[.K18]" office:value-type="float" office:value="-0.0252" calcext:value-type="float">
            <text:p>-0.0252</text:p>
          </table:table-cell>
          <table:table-cell table:style-name="ce7" table:formula="of:=[.M68]-[.M18]" office:value-type="float" office:value="-17.59" calcext:value-type="float">
            <text:p>-17.59</text:p>
          </table:table-cell>
          <table:table-cell table:number-columns-repeated="4"/>
          <table:table-cell table:style-name="ce2" office:value-type="string" calcext:value-type="string">
            <text:p>MAC000169</text:p>
          </table:table-cell>
          <table:table-cell table:style-name="ce2" office:value-type="float" office:value="0.0101" calcext:value-type="float">
            <text:p>0.0101</text:p>
          </table:table-cell>
          <table:table-cell table:style-name="ce2" office:value-type="float" office:value="0.1008" calcext:value-type="float">
            <text:p>0.1008</text:p>
          </table:table-cell>
          <table:table-cell table:style-name="ce2" office:value-type="float" office:value="0.0525" calcext:value-type="float">
            <text:p>0.0525</text:p>
          </table:table-cell>
          <table:table-cell table:style-name="ce2" office:value-type="float" office:value="71.69" calcext:value-type="float">
            <text:p>71.69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2</text:p>
          </table:table-cell>
          <table:table-cell table:style-name="ce4" table:formula="of:=[.K69]-[.K19]" office:value-type="float" office:value="-0.0289" calcext:value-type="float">
            <text:p>-0.0289</text:p>
          </table:table-cell>
          <table:table-cell table:style-name="ce7" table:formula="of:=[.M69]-[.M19]" office:value-type="float" office:value="-55" calcext:value-type="float">
            <text:p>-55.00</text:p>
          </table:table-cell>
          <table:table-cell table:number-columns-repeated="4"/>
          <table:table-cell table:style-name="ce2" office:value-type="string" calcext:value-type="string">
            <text:p>MAC000168</text:p>
          </table:table-cell>
          <table:table-cell table:style-name="ce2" office:value-type="float" office:value="0.0098" calcext:value-type="float">
            <text:p>0.0098</text:p>
          </table:table-cell>
          <table:table-cell table:style-name="ce2" office:value-type="float" office:value="0.0991" calcext:value-type="float">
            <text:p>0.0991</text:p>
          </table:table-cell>
          <table:table-cell table:style-name="ce2" office:value-type="float" office:value="0.0364" calcext:value-type="float">
            <text:p>0.0364</text:p>
          </table:table-cell>
          <table:table-cell table:style-name="ce2" office:value-type="float" office:value="102.8" calcext:value-type="float">
            <text:p>102.8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3</text:p>
          </table:table-cell>
          <table:table-cell table:style-name="ce4" table:formula="of:=[.K70]-[.K20]" office:value-type="float" office:value="-0.048" calcext:value-type="float">
            <text:p>-0.0480</text:p>
          </table:table-cell>
          <table:table-cell table:style-name="ce7" table:formula="of:=[.M70]-[.M20]" office:value-type="float" office:value="-29.74" calcext:value-type="float">
            <text:p>-29.74</text:p>
          </table:table-cell>
          <table:table-cell table:number-columns-repeated="4"/>
          <table:table-cell table:style-name="ce2" office:value-type="string" calcext:value-type="string">
            <text:p>MAC000159</text:p>
          </table:table-cell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623" calcext:value-type="float">
            <text:p>0.0623</text:p>
          </table:table-cell>
          <table:table-cell table:style-name="ce2" office:value-type="float" office:value="0.0328" calcext:value-type="float">
            <text:p>0.0328</text:p>
          </table:table-cell>
          <table:table-cell table:style-name="ce2" office:value-type="float" office:value="40.83" calcext:value-type="float">
            <text:p>40.83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5</text:p>
          </table:table-cell>
          <table:table-cell table:style-name="ce4" table:formula="of:=[.K71]-[.K21]" office:value-type="float" office:value="-0.0659" calcext:value-type="float">
            <text:p>-0.0659</text:p>
          </table:table-cell>
          <table:table-cell table:style-name="ce7" table:formula="of:=[.M71]-[.M21]" office:value-type="float" office:value="-74.24" calcext:value-type="float">
            <text:p>-74.24</text:p>
          </table:table-cell>
          <table:table-cell table:number-columns-repeated="4"/>
          <table:table-cell table:style-name="ce2" office:value-type="string" calcext:value-type="string">
            <text:p>MAC000173</text:p>
          </table:table-cell>
          <table:table-cell table:style-name="ce2" office:value-type="float" office:value="0.0127" calcext:value-type="float">
            <text:p>0.0127</text:p>
          </table:table-cell>
          <table:table-cell table:style-name="ce2" office:value-type="float" office:value="0.1131" calcext:value-type="float">
            <text:p>0.1131</text:p>
          </table:table-cell>
          <table:table-cell table:style-name="ce2" office:value-type="float" office:value="0.0628" calcext:value-type="float">
            <text:p>0.0628</text:p>
          </table:table-cell>
          <table:table-cell table:style-name="ce2" office:value-type="float" office:value="60.32" calcext:value-type="float">
            <text:p>60.32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9</text:p>
          </table:table-cell>
          <table:table-cell table:style-name="ce4" table:formula="of:=[.K72]-[.K22]" office:value-type="float" office:value="-0.0376" calcext:value-type="float">
            <text:p>-0.0376</text:p>
          </table:table-cell>
          <table:table-cell table:style-name="ce7" table:formula="of:=[.M72]-[.M22]" office:value-type="float" office:value="-52.01" calcext:value-type="float">
            <text:p>-52.01</text:p>
          </table:table-cell>
          <table:table-cell table:number-columns-repeated="4"/>
          <table:table-cell table:style-name="ce2" office:value-type="string" calcext:value-type="string">
            <text:p>MAC000179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812" calcext:value-type="float">
            <text:p>0.0812</text:p>
          </table:table-cell>
          <table:table-cell table:style-name="ce2" office:value-type="float" office:value="0.0399" calcext:value-type="float">
            <text:p>0.0399</text:p>
          </table:table-cell>
          <table:table-cell table:style-name="ce2" office:value-type="float" office:value="60.72" calcext:value-type="float">
            <text:p>60.72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8</text:p>
          </table:table-cell>
          <table:table-cell table:style-name="ce4" table:formula="of:=[.K73]-[.K23]" office:value-type="float" office:value="-0.0209" calcext:value-type="float">
            <text:p>-0.0209</text:p>
          </table:table-cell>
          <table:table-cell table:style-name="ce7" table:formula="of:=[.M73]-[.M23]" office:value-type="float" office:value="-96.54" calcext:value-type="float">
            <text:p>-96.54</text:p>
          </table:table-cell>
          <table:table-cell table:number-columns-repeated="4"/>
          <table:table-cell table:style-name="ce2" office:value-type="string" calcext:value-type="string">
            <text:p>MAC000181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578" calcext:value-type="float">
            <text:p>0.0578</text:p>
          </table:table-cell>
          <table:table-cell table:style-name="ce2" office:value-type="float" office:value="0.0253" calcext:value-type="float">
            <text:p>0.0253</text:p>
          </table:table-cell>
          <table:table-cell table:style-name="ce2" office:value-type="float" office:value="41.84" calcext:value-type="float">
            <text:p>41.84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9</text:p>
          </table:table-cell>
          <table:table-cell table:style-name="ce4" table:formula="of:=[.K74]-[.K24]" office:value-type="float" office:value="-0.009" calcext:value-type="float">
            <text:p>-0.0090</text:p>
          </table:table-cell>
          <table:table-cell table:style-name="ce7" table:formula="of:=[.M74]-[.M24]" office:value-type="float" office:value="-41.69" calcext:value-type="float">
            <text:p>-41.6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3</text:p>
          </table:table-cell>
          <table:table-cell table:style-name="ce4" table:formula="of:=[.K75]-[.K25]" office:value-type="float" office:value="-0.0358" calcext:value-type="float">
            <text:p>-0.0358</text:p>
          </table:table-cell>
          <table:table-cell table:style-name="ce7" table:formula="of:=[.M75]-[.M25]" office:value-type="float" office:value="-25.61" calcext:value-type="float">
            <text:p>-25.61</text:p>
          </table:table-cell>
          <table:table-cell table:number-columns-repeated="4"/>
          <table:table-cell office:value-type="string" calcext:value-type="string">
            <text:p>SLP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9</text:p>
          </table:table-cell>
          <table:table-cell table:style-name="ce4" table:formula="of:=[.K76]-[.K26]" office:value-type="float" office:value="-0.0211" calcext:value-type="float">
            <text:p>-0.0211</text:p>
          </table:table-cell>
          <table:table-cell table:style-name="ce7" table:formula="of:=[.M76]-[.M26]" office:value-type="float" office:value="-4.09" calcext:value-type="float">
            <text:p>-4.09</text:p>
          </table:table-cell>
          <table:table-cell table:number-columns-repeated="4"/>
          <table:table-cell table:style-name="ce2" office:value-type="string" calcext:value-type="string">
            <text:p>Hus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 (%)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81</text:p>
          </table:table-cell>
          <table:table-cell table:style-name="ce4" table:formula="of:=[.K77]-[.K27]" office:value-type="float" office:value="-0.0032" calcext:value-type="float">
            <text:p>-0.0032</text:p>
          </table:table-cell>
          <table:table-cell table:style-name="ce7" table:formula="of:=[.M77]-[.M27]" office:value-type="float" office:value="-58.7" calcext:value-type="float">
            <text:p>-58.70</text:p>
          </table:table-cell>
          <table:table-cell table:number-columns-repeated="4"/>
          <table:table-cell table:style-name="ce2" office:value-type="string" calcext:value-type="string">
            <text:p>MAC000150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673" calcext:value-type="float">
            <text:p>0.0673</text:p>
          </table:table-cell>
          <table:table-cell table:style-name="ce2" office:value-type="float" office:value="0.0381" calcext:value-type="float">
            <text:p>0.0381</text:p>
          </table:table-cell>
          <table:table-cell table:style-name="ce2" office:value-type="float" office:value="50.19" calcext:value-type="float">
            <text:p>50.19</text:p>
          </table:table-cell>
          <table:table-cell/>
        </table:table-row>
        <table:table-row table:style-name="ro3">
          <table:table-cell table:style-name="Default" table:number-columns-repeated="2"/>
          <table:table-cell table:style-name="ce5"/>
          <table:table-cell table:style-name="Default"/>
          <table:table-cell table:number-columns-repeated="4"/>
          <table:table-cell table:style-name="ce2" office:value-type="string" calcext:value-type="string">
            <text:p>MAC000152</text:p>
          </table:table-cell>
          <table:table-cell table:style-name="ce2" office:value-type="float" office:value="0.0057" calcext:value-type="float">
            <text:p>0.0057</text:p>
          </table:table-cell>
          <table:table-cell table:style-name="ce2" office:value-type="float" office:value="0.0755" calcext:value-type="float">
            <text:p>0.0755</text:p>
          </table:table-cell>
          <table:table-cell table:style-name="ce2" office:value-type="float" office:value="0.0411" calcext:value-type="float">
            <text:p>0.0411</text:p>
          </table:table-cell>
          <table:table-cell table:style-name="ce2" office:value-type="float" office:value="84.69" calcext:value-type="float">
            <text:p>84.69</text:p>
          </table:table-cell>
          <table:table-cell/>
        </table:table-row>
        <table:table-row table:style-name="ro3">
          <table:table-cell table:style-name="Default" table:number-columns-repeated="2"/>
          <table:table-cell table:style-name="ce5"/>
          <table:table-cell table:style-name="Default"/>
          <table:table-cell table:number-columns-repeated="4"/>
          <table:table-cell table:style-name="ce2" office:value-type="string" calcext:value-type="string">
            <text:p>MAC000153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665" calcext:value-type="float">
            <text:p>0.0665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office:value-type="float" office:value="41.16" calcext:value-type="float">
            <text:p>41.16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MAC000165</text:p>
          </table:table-cell>
          <table:table-cell table:style-name="ce2" office:value-type="float" office:value="0.0056" calcext:value-type="float">
            <text:p>0.0056</text:p>
          </table:table-cell>
          <table:table-cell table:style-name="ce2" office:value-type="float" office:value="0.0753" calcext:value-type="float">
            <text:p>0.0753</text:p>
          </table:table-cell>
          <table:table-cell table:style-name="ce2" office:value-type="float" office:value="0.0553" calcext:value-type="float">
            <text:p>0.0553</text:p>
          </table:table-cell>
          <table:table-cell table:style-name="ce2" office:value-type="float" office:value="26.64" calcext:value-type="float">
            <text:p>26.64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MAC000169</text:p>
          </table:table-cell>
          <table:table-cell table:style-name="ce2" office:value-type="float" office:value="0.0038" calcext:value-type="float">
            <text:p>0.0038</text:p>
          </table:table-cell>
          <table:table-cell table:style-name="ce2" office:value-type="float" office:value="0.0616" calcext:value-type="float">
            <text:p>0.0616</text:p>
          </table:table-cell>
          <table:table-cell table:style-name="ce2" office:value-type="float" office:value="0.0315" calcext:value-type="float">
            <text:p>0.0315</text:p>
          </table:table-cell>
          <table:table-cell table:style-name="ce2" office:value-type="float" office:value="43.15" calcext:value-type="float">
            <text:p>43.15</text:p>
          </table:table-cell>
          <table:table-cell/>
        </table:table-row>
        <table:table-row table:style-name="ro3">
          <table:table-cell table:style-name="Default" office:value-type="string" calcext:value-type="string">
            <text:p>forskjell fra enkel modell</text:p>
          </table:table-cell>
          <table:table-cell table:style-name="Default" table:number-columns-repeated="3"/>
          <table:table-cell table:number-columns-repeated="4"/>
          <table:table-cell table:style-name="ce2" office:value-type="string" calcext:value-type="string">
            <text:p>MAC000168</text:p>
          </table:table-cell>
          <table:table-cell table:style-name="ce2" office:value-type="float" office:value="0.0048" calcext:value-type="float">
            <text:p>0.0048</text:p>
          </table:table-cell>
          <table:table-cell table:style-name="ce2" office:value-type="float" office:value="0.0693" calcext:value-type="float">
            <text:p>0.0693</text:p>
          </table:table-cell>
          <table:table-cell table:style-name="ce2" office:value-type="float" office:value="0.0296" calcext:value-type="float">
            <text:p>0.0296</text:p>
          </table:table-cell>
          <table:table-cell table:style-name="ce2" office:value-type="float" office:value="103.88" calcext:value-type="float">
            <text:p>103.88</text:p>
          </table:table-cell>
          <table:table-cell/>
        </table:table-row>
        <table:table-row table:style-name="ro3">
          <table:table-cell office:value-type="string" calcext:value-type="string">
            <text:p>Modell</text:p>
          </table:table-cell>
          <table:table-cell office:value-type="string" calcext:value-type="string">
            <text:p>hus</text:p>
          </table:table-cell>
          <table:table-cell table:style-name="ce1" office:value-type="string" calcext:value-type="string">
            <text:p>RMSE forskjell</text:p>
          </table:table-cell>
          <table:table-cell table:style-name="ce1" office:value-type="string" calcext:value-type="string">
            <text:p>MAPE forskjell</text:p>
          </table:table-cell>
          <table:table-cell table:number-columns-repeated="4"/>
          <table:table-cell table:style-name="ce2" office:value-type="string" calcext:value-type="string">
            <text:p>MAC000159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457" calcext:value-type="float">
            <text:p>0.0457</text:p>
          </table:table-cell>
          <table:table-cell table:style-name="ce2" office:value-type="float" office:value="0.0236" calcext:value-type="float">
            <text:p>0.0236</text:p>
          </table:table-cell>
          <table:table-cell table:style-name="ce2" office:value-type="float" office:value="28.48" calcext:value-type="float">
            <text:p>28.48</text:p>
          </table:table-cell>
          <table:table-cell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0</text:p>
          </table:table-cell>
          <table:table-cell table:formula="of:=[.K18]-[.K4]" office:value-type="float" office:value="0.0161" calcext:value-type="float">
            <text:p>0.0161</text:p>
          </table:table-cell>
          <table:table-cell table:formula="of:=[.M18]-[.M4]" office:value-type="float" office:value="21.16" calcext:value-type="float">
            <text:p>21.16</text:p>
          </table:table-cell>
          <table:table-cell table:number-columns-repeated="4"/>
          <table:table-cell table:style-name="ce2" office:value-type="string" calcext:value-type="string">
            <text:p>MAC000173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773" calcext:value-type="float">
            <text:p>0.0773</text:p>
          </table:table-cell>
          <table:table-cell table:style-name="ce2" office:value-type="float" office:value="0.0456" calcext:value-type="float">
            <text:p>0.0456</text:p>
          </table:table-cell>
          <table:table-cell table:style-name="ce2" office:value-type="float" office:value="46.15" calcext:value-type="float">
            <text:p>46.15</text:p>
          </table:table-cell>
          <table:table-cell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2</text:p>
          </table:table-cell>
          <table:table-cell table:formula="of:=[.K19]-[.K5]" office:value-type="float" office:value="0.0202" calcext:value-type="float">
            <text:p>0.0202</text:p>
          </table:table-cell>
          <table:table-cell table:formula="of:=[.M19]-[.M5]" office:value-type="float" office:value="78.19" calcext:value-type="float">
            <text:p>78.19</text:p>
          </table:table-cell>
          <table:table-cell table:number-columns-repeated="4"/>
          <table:table-cell table:style-name="ce2" office:value-type="string" calcext:value-type="string">
            <text:p>MAC000179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0.0515" calcext:value-type="float">
            <text:p>0.0515</text:p>
          </table:table-cell>
          <table:table-cell table:style-name="ce2" office:value-type="float" office:value="0.0278" calcext:value-type="float">
            <text:p>0.0278</text:p>
          </table:table-cell>
          <table:table-cell table:style-name="ce2" office:value-type="float" office:value="46.97" calcext:value-type="float">
            <text:p>46.97</text:p>
          </table:table-cell>
          <table:table-cell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3</text:p>
          </table:table-cell>
          <table:table-cell table:formula="of:=[.K20]-[.K6]" office:value-type="float" office:value="0.044" calcext:value-type="float">
            <text:p>0.0440</text:p>
          </table:table-cell>
          <table:table-cell table:formula="of:=[.M20]-[.M6]" office:value-type="float" office:value="31.2" calcext:value-type="float">
            <text:p>31.20</text:p>
          </table:table-cell>
          <table:table-cell table:number-columns-repeated="4"/>
          <table:table-cell table:style-name="ce2" office:value-type="string" calcext:value-type="string">
            <text:p>MAC000181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0.0426" calcext:value-type="float">
            <text:p>0.0426</text:p>
          </table:table-cell>
          <table:table-cell table:style-name="ce2" office:value-type="float" office:value="0.0206" calcext:value-type="float">
            <text:p>0.0206</text:p>
          </table:table-cell>
          <table:table-cell table:style-name="ce2" office:value-type="float" office:value="34.79" calcext:value-type="float">
            <text:p>34.79</text:p>
          </table:table-cell>
          <table:table-cell/>
        </table:table-row>
        <table:table-row table:style-name="ro2">
          <table:table-cell office:value-type="string" calcext:value-type="string">
            <text:p>Regresjon</text:p>
          </table:table-cell>
          <table:table-cell office:value-type="string" calcext:value-type="string">
            <text:p>MAC000165</text:p>
          </table:table-cell>
          <table:table-cell table:formula="of:=[.K21]-[.K7]" office:value-type="float" office:value="0.0543" calcext:value-type="float">
            <text:p>0.0543</text:p>
          </table:table-cell>
          <table:table-cell table:formula="of:=[.M21]-[.M7]" office:value-type="float" office:value="74.43" calcext:value-type="float">
            <text:p>74.43</text:p>
          </table:table-cell>
          <table:table-cell table:number-columns-repeated="4"/>
          <table:table-cell office:value-type="string" calcext:value-type="string">
            <text:p>lst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69</text:p>
          </table:table-cell>
          <table:table-cell table:formula="of:=[.K22]-[.K8]" office:value-type="float" office:value="0.0329" calcext:value-type="float">
            <text:p>0.0329</text:p>
          </table:table-cell>
          <table:table-cell table:formula="of:=[.M22]-[.M8]" office:value-type="float" office:value="51.7" calcext:value-type="float">
            <text:p>51.70</text:p>
          </table:table-cell>
          <table:table-cell table:number-columns-repeated="4"/>
          <table:table-cell table:style-name="ce2" office:value-type="string" calcext:value-type="string">
            <text:p>Hus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MAPE (%)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68</text:p>
          </table:table-cell>
          <table:table-cell table:formula="of:=[.K23]-[.K9]" office:value-type="float" office:value="0.0117" calcext:value-type="float">
            <text:p>0.0117</text:p>
          </table:table-cell>
          <table:table-cell table:formula="of:=[.M23]-[.M9]" office:value-type="float" office:value="110.85" calcext:value-type="float">
            <text:p>110.85</text:p>
          </table:table-cell>
          <table:table-cell table:number-columns-repeated="4"/>
          <table:table-cell table:style-name="ce2" office:value-type="string" calcext:value-type="string">
            <text:p>MAC000150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687" calcext:value-type="float">
            <text:p>0.0687</text:p>
          </table:table-cell>
          <table:table-cell table:style-name="ce2" office:value-type="float" office:value="0.0368" calcext:value-type="float">
            <text:p>0.0368</text:p>
          </table:table-cell>
          <table:table-cell table:style-name="ce2" office:value-type="float" office:value="46.75" calcext:value-type="float">
            <text:p>46.75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9</text:p>
          </table:table-cell>
          <table:table-cell table:formula="of:=[.K24]-[.K10]" office:value-type="float" office:value="0.0016" calcext:value-type="float">
            <text:p>0.0016</text:p>
          </table:table-cell>
          <table:table-cell table:formula="of:=[.M24]-[.M10]" office:value-type="float" office:value="37.63" calcext:value-type="float">
            <text:p>37.63</text:p>
          </table:table-cell>
          <table:table-cell table:number-columns-repeated="4"/>
          <table:table-cell table:style-name="ce2" office:value-type="string" calcext:value-type="string">
            <text:p>MAC000152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746" calcext:value-type="float">
            <text:p>0.0746</text:p>
          </table:table-cell>
          <table:table-cell table:style-name="ce2" office:value-type="float" office:value="0.0401" calcext:value-type="float">
            <text:p>0.0401</text:p>
          </table:table-cell>
          <table:table-cell table:style-name="ce2" office:value-type="float" office:value="82.45" calcext:value-type="float">
            <text:p>82.45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73</text:p>
          </table:table-cell>
          <table:table-cell table:formula="of:=[.K25]-[.K11]" office:value-type="float" office:value="0.0195" calcext:value-type="float">
            <text:p>0.0195</text:p>
          </table:table-cell>
          <table:table-cell table:formula="of:=[.M25]-[.M11]" office:value-type="float" office:value="22.25" calcext:value-type="float">
            <text:p>22.25</text:p>
          </table:table-cell>
          <table:table-cell table:number-columns-repeated="4"/>
          <table:table-cell table:style-name="ce2" office:value-type="string" calcext:value-type="string">
            <text:p>MAC000153</text:p>
          </table:table-cell>
          <table:table-cell table:style-name="ce2" office:value-type="float" office:value="0.0071" calcext:value-type="float">
            <text:p>0.0071</text:p>
          </table:table-cell>
          <table:table-cell table:style-name="ce2" office:value-type="float" office:value="0.0848" calcext:value-type="float">
            <text:p>0.0848</text:p>
          </table:table-cell>
          <table:table-cell table:style-name="ce2" office:value-type="float" office:value="0.0518" calcext:value-type="float">
            <text:p>0.0518</text:p>
          </table:table-cell>
          <table:table-cell table:style-name="ce2" office:value-type="float" office:value="41.73" calcext:value-type="float">
            <text:p>41.73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79</text:p>
          </table:table-cell>
          <table:table-cell table:formula="of:=[.K26]-[.K12]" office:value-type="float" office:value="0.0154" calcext:value-type="float">
            <text:p>0.0154</text:p>
          </table:table-cell>
          <table:table-cell table:formula="of:=[.M26]-[.M12]" office:value-type="float" office:value="11.57" calcext:value-type="float">
            <text:p>11.57</text:p>
          </table:table-cell>
          <table:table-cell table:number-columns-repeated="4"/>
          <table:table-cell table:style-name="ce2" office:value-type="string" calcext:value-type="string">
            <text:p>MAC000165</text:p>
          </table:table-cell>
          <table:table-cell table:style-name="ce2" office:value-type="float" office:value="0.0058" calcext:value-type="float">
            <text:p>0.0058</text:p>
          </table:table-cell>
          <table:table-cell table:style-name="ce2" office:value-type="float" office:value="0.0763" calcext:value-type="float">
            <text:p>0.0763</text:p>
          </table:table-cell>
          <table:table-cell table:style-name="ce2" office:value-type="float" office:value="0.0429" calcext:value-type="float">
            <text:p>0.0429</text:p>
          </table:table-cell>
          <table:table-cell table:style-name="ce2" office:value-type="float" office:value="22.74" calcext:value-type="float">
            <text:p>22.74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81</text:p>
          </table:table-cell>
          <table:table-cell table:formula="of:=[.K27]-[.K13]" office:value-type="float" office:value="0.0098" calcext:value-type="float">
            <text:p>0.0098</text:p>
          </table:table-cell>
          <table:table-cell table:formula="of:=[.M27]-[.M13]" office:value-type="float" office:value="57.97" calcext:value-type="float">
            <text:p>57.97</text:p>
          </table:table-cell>
          <table:table-cell table:number-columns-repeated="4"/>
          <table:table-cell table:style-name="ce2" office:value-type="string" calcext:value-type="string">
            <text:p>MAC000169</text:p>
          </table:table-cell>
          <table:table-cell table:style-name="ce2" office:value-type="float" office:value="0.0038" calcext:value-type="float">
            <text:p>0.0038</text:p>
          </table:table-cell>
          <table:table-cell table:style-name="ce2" office:value-type="float" office:value="0.062" calcext:value-type="float">
            <text:p>0.06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37.29" calcext:value-type="float">
            <text:p>37.29</text:p>
          </table:table-cell>
          <table:table-cell table:style-name="ce2"/>
        </table:table-row>
        <table:table-row table:style-name="ro3">
          <table:table-cell table:number-columns-repeated="8"/>
          <table:table-cell table:style-name="ce2" office:value-type="string" calcext:value-type="string">
            <text:p>MAC000168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687" calcext:value-type="float">
            <text:p>0.0687</text:p>
          </table:table-cell>
          <table:table-cell table:style-name="ce2" office:value-type="float" office:value="0.0251" calcext:value-type="float">
            <text:p>0.0251</text:p>
          </table:table-cell>
          <table:table-cell table:style-name="ce2" office:value-type="float" office:value="74.9" calcext:value-type="float">
            <text:p>74.9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0</text:p>
          </table:table-cell>
          <table:table-cell table:formula="of:=[.K30]-[.K4]" office:value-type="float" office:value="-0.00990000000000001" calcext:value-type="float">
            <text:p>-0.0099</text:p>
          </table:table-cell>
          <table:table-cell table:formula="of:=[.M30]-[.M4]" office:value-type="float" office:value="2.81" calcext:value-type="float">
            <text:p>2.81</text:p>
          </table:table-cell>
          <table:table-cell table:number-columns-repeated="4"/>
          <table:table-cell table:style-name="ce2" office:value-type="string" calcext:value-type="string">
            <text:p>MAC000159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0.0466" calcext:value-type="float">
            <text:p>0.0466</text:p>
          </table:table-cell>
          <table:table-cell table:style-name="ce2" office:value-type="float" office:value="0.0226" calcext:value-type="float">
            <text:p>0.022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2</text:p>
          </table:table-cell>
          <table:table-cell table:formula="of:=[.K31]-[.K5]" office:value-type="float" office:value="-0.00799999999999999" calcext:value-type="float">
            <text:p>-0.0080</text:p>
          </table:table-cell>
          <table:table-cell table:formula="of:=[.M31]-[.M5]" office:value-type="float" office:value="13.14" calcext:value-type="float">
            <text:p>13.14</text:p>
          </table:table-cell>
          <table:table-cell table:number-columns-repeated="4"/>
          <table:table-cell table:style-name="ce2" office:value-type="string" calcext:value-type="string">
            <text:p>MAC000173</text:p>
          </table:table-cell>
          <table:table-cell table:style-name="ce2" office:value-type="float" office:value="0.0061" calcext:value-type="float">
            <text:p>0.0061</text:p>
          </table:table-cell>
          <table:table-cell table:style-name="ce2" office:value-type="float" office:value="0.0787" calcext:value-type="float">
            <text:p>0.0787</text:p>
          </table:table-cell>
          <table:table-cell table:style-name="ce2" office:value-type="float" office:value="0.0458" calcext:value-type="float">
            <text:p>0.0458</text:p>
          </table:table-cell>
          <table:table-cell table:style-name="ce2" office:value-type="float" office:value="44.34" calcext:value-type="float">
            <text:p>44.34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3</text:p>
          </table:table-cell>
          <table:table-cell table:formula="of:=[.K32]-[.K6]" office:value-type="float" office:value="-0.0143" calcext:value-type="float">
            <text:p>-0.0143</text:p>
          </table:table-cell>
          <table:table-cell table:formula="of:=[.M32]-[.M6]" office:value-type="float" office:value="3.84999999999999" calcext:value-type="float">
            <text:p>3.85</text:p>
          </table:table-cell>
          <table:table-cell table:number-columns-repeated="4"/>
          <table:table-cell table:style-name="ce2" office:value-type="string" calcext:value-type="string">
            <text:p>MAC000179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519" calcext:value-type="float">
            <text:p>0.0519</text:p>
          </table:table-cell>
          <table:table-cell table:style-name="ce2" office:value-type="float" office:value="0.0287" calcext:value-type="float">
            <text:p>0.0287</text:p>
          </table:table-cell>
          <table:table-cell table:style-name="ce2" office:value-type="float" office:value="52.56" calcext:value-type="float">
            <text:p>52.56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5</text:p>
          </table:table-cell>
          <table:table-cell table:formula="of:=[.K33]-[.K7]" office:value-type="float" office:value="-0.0102" calcext:value-type="float">
            <text:p>-0.0102</text:p>
          </table:table-cell>
          <table:table-cell table:formula="of:=[.M33]-[.M7]" office:value-type="float" office:value="1.57" calcext:value-type="float">
            <text:p>1.57</text:p>
          </table:table-cell>
          <table:table-cell table:number-columns-repeated="4"/>
          <table:table-cell table:style-name="ce2" office:value-type="string" calcext:value-type="string">
            <text:p>MAC000181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519" calcext:value-type="float">
            <text:p>0.0519</text:p>
          </table:table-cell>
          <table:table-cell table:style-name="ce2" office:value-type="float" office:value="0.0175" calcext:value-type="float">
            <text:p>0.0175</text:p>
          </table:table-cell>
          <table:table-cell table:style-name="ce2" office:value-type="float" office:value="25.34" calcext:value-type="float">
            <text:p>25.34</text:p>
          </table:table-cell>
          <table:table-cell table:style-name="ce2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9</text:p>
          </table:table-cell>
          <table:table-cell table:formula="of:=[.K34]-[.K8]" office:value-type="float" office:value="-0.00430000000000001" calcext:value-type="float">
            <text:p>-0.0043</text:p>
          </table:table-cell>
          <table:table-cell table:formula="of:=[.M34]-[.M8]" office:value-type="float" office:value="10.45" calcext:value-type="float">
            <text:p>10.45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8</text:p>
          </table:table-cell>
          <table:table-cell table:formula="of:=[.K35]-[.K9]" office:value-type="float" office:value="-0.00879999999999999" calcext:value-type="float">
            <text:p>-0.0088</text:p>
          </table:table-cell>
          <table:table-cell table:formula="of:=[.M35]-[.M9]" office:value-type="float" office:value="38.3" calcext:value-type="float">
            <text:p>38.30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9</text:p>
          </table:table-cell>
          <table:table-cell table:formula="of:=[.K36]-[.K10]" office:value-type="float" office:value="-0.0068" calcext:value-type="float">
            <text:p>-0.0068</text:p>
          </table:table-cell>
          <table:table-cell table:formula="of:=[.M36]-[.M10]" office:value-type="float" office:value="2.59" calcext:value-type="float">
            <text:p>2.59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3</text:p>
          </table:table-cell>
          <table:table-cell table:formula="of:=[.K37]-[.K11]" office:value-type="float" office:value="-0.0158" calcext:value-type="float">
            <text:p>-0.0158</text:p>
          </table:table-cell>
          <table:table-cell table:formula="of:=[.M37]-[.M11]" office:value-type="float" office:value="-2.26000000000001" calcext:value-type="float">
            <text:p>-2.26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9</text:p>
          </table:table-cell>
          <table:table-cell table:formula="of:=[.K38]-[.K12]" office:value-type="float" office:value="-0.0055" calcext:value-type="float">
            <text:p>-0.0055</text:p>
          </table:table-cell>
          <table:table-cell table:formula="of:=[.M38]-[.M12]" office:value-type="float" office:value="5.01000000000001" calcext:value-type="float">
            <text:p>5.01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81</text:p>
          </table:table-cell>
          <table:table-cell table:formula="of:=[.K39]-[.K13]" office:value-type="float" office:value="-0.00369999999999999" calcext:value-type="float">
            <text:p>-0.0037</text:p>
          </table:table-cell>
          <table:table-cell table:formula="of:=[.M39]-[.M13]" office:value-type="float" office:value="8.14" calcext:value-type="float">
            <text:p>8.1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0</text:p>
          </table:table-cell>
          <table:table-cell table:formula="of:=[.K43]-[.K4]" office:value-type="float" office:value="0.027" calcext:value-type="float">
            <text:p>0.0270</text:p>
          </table:table-cell>
          <table:table-cell table:formula="of:=[.M43]-[.M4]" office:value-type="float" office:value="30.34" calcext:value-type="float">
            <text:p>30.3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2</text:p>
          </table:table-cell>
          <table:table-cell table:formula="of:=[.K44]-[.K5]" office:value-type="float" office:value="0.0227" calcext:value-type="float">
            <text:p>0.0227</text:p>
          </table:table-cell>
          <table:table-cell table:formula="of:=[.M44]-[.M5]" office:value-type="float" office:value="53.54" calcext:value-type="float">
            <text:p>53.5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3</text:p>
          </table:table-cell>
          <table:table-cell table:formula="of:=[.K45]-[.K6]" office:value-type="float" office:value="0.00269999999999999" calcext:value-type="float">
            <text:p>0.0027</text:p>
          </table:table-cell>
          <table:table-cell table:formula="of:=[.M45]-[.M6]" office:value-type="float" office:value="12.89" calcext:value-type="float">
            <text:p>12.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5</text:p>
          </table:table-cell>
          <table:table-cell table:formula="of:=[.K46]-[.K7]" office:value-type="float" office:value="0.0267" calcext:value-type="float">
            <text:p>0.0267</text:p>
          </table:table-cell>
          <table:table-cell table:formula="of:=[.M46]-[.M7]" office:value-type="float" office:value="10.51" calcext:value-type="float">
            <text:p>10.5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9</text:p>
          </table:table-cell>
          <table:table-cell table:formula="of:=[.K47]-[.K8]" office:value-type="float" office:value="0.0341" calcext:value-type="float">
            <text:p>0.0341</text:p>
          </table:table-cell>
          <table:table-cell table:formula="of:=[.M47]-[.M8]" office:value-type="float" office:value="34.09" calcext:value-type="float">
            <text:p>34.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8</text:p>
          </table:table-cell>
          <table:table-cell table:formula="of:=[.K48]-[.K9]" office:value-type="float" office:value="0.0212" calcext:value-type="float">
            <text:p>0.0212</text:p>
          </table:table-cell>
          <table:table-cell table:formula="of:=[.M48]-[.M9]" office:value-type="float" office:value="42.21" calcext:value-type="float">
            <text:p>42.2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9</text:p>
          </table:table-cell>
          <table:table-cell table:formula="of:=[.K49]-[.K10]" office:value-type="float" office:value="0.0083" calcext:value-type="float">
            <text:p>0.0083</text:p>
          </table:table-cell>
          <table:table-cell table:formula="of:=[.M49]-[.M10]" office:value-type="float" office:value="12.27" calcext:value-type="float">
            <text:p>12.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73</text:p>
          </table:table-cell>
          <table:table-cell table:formula="of:=[.K50]-[.K11]" office:value-type="float" office:value="0.0181" calcext:value-type="float">
            <text:p>0.0181</text:p>
          </table:table-cell>
          <table:table-cell table:formula="of:=[.M50]-[.M11]" office:value-type="float" office:value="12.62" calcext:value-type="float">
            <text:p>12.6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79</text:p>
          </table:table-cell>
          <table:table-cell table:formula="of:=[.K51]-[.K12]" office:value-type="float" office:value="0.0236" calcext:value-type="float">
            <text:p>0.0236</text:p>
          </table:table-cell>
          <table:table-cell table:formula="of:=[.M51]-[.M12]" office:value-type="float" office:value="15.64" calcext:value-type="float">
            <text:p>15.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81</text:p>
          </table:table-cell>
          <table:table-cell table:formula="of:=[.K52]-[.K13]" office:value-type="float" office:value="0.0125" calcext:value-type="float">
            <text:p>0.0125</text:p>
          </table:table-cell>
          <table:table-cell table:formula="of:=[.M52]-[.M13]" office:value-type="float" office:value="15.77" calcext:value-type="float">
            <text:p>15.77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0</text:p>
          </table:table-cell>
          <table:table-cell table:formula="of:=[.K56]-[.K4]" office:value-type="float" office:value="-0.0105" calcext:value-type="float">
            <text:p>-0.0105</text:p>
          </table:table-cell>
          <table:table-cell table:formula="of:=[.M56]-[.M4]" office:value-type="float" office:value="7.01" calcext:value-type="float">
            <text:p>7.0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2</text:p>
          </table:table-cell>
          <table:table-cell table:formula="of:=[.K57]-[.K5]" office:value-type="float" office:value="-0.0078" calcext:value-type="float">
            <text:p>-0.0078</text:p>
          </table:table-cell>
          <table:table-cell table:formula="of:=[.M57]-[.M5]" office:value-type="float" office:value="25.43" calcext:value-type="float">
            <text:p>25.4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3</text:p>
          </table:table-cell>
          <table:table-cell table:formula="of:=[.K58]-[.K6]" office:value-type="float" office:value="-0.0223" calcext:value-type="float">
            <text:p>-0.0223</text:p>
          </table:table-cell>
          <table:table-cell table:formula="of:=[.M58]-[.M6]" office:value-type="float" office:value="0.889999999999993" calcext:value-type="float">
            <text:p>0.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5</text:p>
          </table:table-cell>
          <table:table-cell table:formula="of:=[.K59]-[.K7]" office:value-type="float" office:value="-0.0126" calcext:value-type="float">
            <text:p>-0.0126</text:p>
          </table:table-cell>
          <table:table-cell table:formula="of:=[.M59]-[.M7]" office:value-type="float" office:value="4.09" calcext:value-type="float">
            <text:p>4.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9</text:p>
          </table:table-cell>
          <table:table-cell table:formula="of:=[.K60]-[.K8]" office:value-type="float" office:value="-0.00510000000000001" calcext:value-type="float">
            <text:p>-0.0051</text:p>
          </table:table-cell>
          <table:table-cell table:formula="of:=[.M60]-[.M8]" office:value-type="float" office:value="5.55" calcext:value-type="float">
            <text:p>5.5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8</text:p>
          </table:table-cell>
          <table:table-cell table:formula="of:=[.K61]-[.K9]" office:value-type="float" office:value="-0.0086" calcext:value-type="float">
            <text:p>-0.0086</text:p>
          </table:table-cell>
          <table:table-cell table:formula="of:=[.M61]-[.M9]" office:value-type="float" office:value="43.29" calcext:value-type="float">
            <text:p>43.2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9</text:p>
          </table:table-cell>
          <table:table-cell table:formula="of:=[.K62]-[.K10]" office:value-type="float" office:value="-0.0083" calcext:value-type="float">
            <text:p>-0.0083</text:p>
          </table:table-cell>
          <table:table-cell table:formula="of:=[.M62]-[.M10]" office:value-type="float" office:value="-0.0799999999999983" calcext:value-type="float">
            <text:p>-0.0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73</text:p>
          </table:table-cell>
          <table:table-cell table:formula="of:=[.K63]-[.K11]" office:value-type="float" office:value="-0.0177" calcext:value-type="float">
            <text:p>-0.0177</text:p>
          </table:table-cell>
          <table:table-cell table:formula="of:=[.M63]-[.M11]" office:value-type="float" office:value="-1.55" calcext:value-type="float">
            <text:p>-1.5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79</text:p>
          </table:table-cell>
          <table:table-cell table:formula="of:=[.K64]-[.K12]" office:value-type="float" office:value="-0.0061" calcext:value-type="float">
            <text:p>-0.0061</text:p>
          </table:table-cell>
          <table:table-cell table:formula="of:=[.M64]-[.M12]" office:value-type="float" office:value="1.89" calcext:value-type="float">
            <text:p>1.8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81</text:p>
          </table:table-cell>
          <table:table-cell table:formula="of:=[.K65]-[.K13]" office:value-type="float" office:value="-0.0027" calcext:value-type="float">
            <text:p>-0.0027</text:p>
          </table:table-cell>
          <table:table-cell table:formula="of:=[.M65]-[.M13]" office:value-type="float" office:value="8.72" calcext:value-type="float">
            <text:p>8.72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/>
          <table:table-cell table:style-name="ce7"/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0</text:p>
          </table:table-cell>
          <table:table-cell table:style-name="ce4" table:formula="of:=[.K68]-[.K4]" office:value-type="float" office:value="-0.00910000000000001" calcext:value-type="float">
            <text:p>-0.0091</text:p>
          </table:table-cell>
          <table:table-cell table:style-name="ce7" table:formula="of:=[.M68]-[.M4]" office:value-type="float" office:value="3.57" calcext:value-type="float">
            <text:p>3.5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2</text:p>
          </table:table-cell>
          <table:table-cell table:style-name="ce4" table:formula="of:=[.K69]-[.K5]" office:value-type="float" office:value="-0.0087" calcext:value-type="float">
            <text:p>-0.0087</text:p>
          </table:table-cell>
          <table:table-cell table:style-name="ce7" table:formula="of:=[.M69]-[.M5]" office:value-type="float" office:value="23.19" calcext:value-type="float">
            <text:p>23.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3</text:p>
          </table:table-cell>
          <table:table-cell table:style-name="ce4" table:formula="of:=[.K70]-[.K6]" office:value-type="float" office:value="-0.004" calcext:value-type="float">
            <text:p>-0.0040</text:p>
          </table:table-cell>
          <table:table-cell table:style-name="ce7" table:formula="of:=[.M70]-[.M6]" office:value-type="float" office:value="1.45999999999999" calcext:value-type="float">
            <text:p>1.4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5</text:p>
          </table:table-cell>
          <table:table-cell table:style-name="ce4" table:formula="of:=[.K71]-[.K7]" office:value-type="float" office:value="-0.0116" calcext:value-type="float">
            <text:p>-0.0116</text:p>
          </table:table-cell>
          <table:table-cell table:style-name="ce7" table:formula="of:=[.M71]-[.M7]" office:value-type="float" office:value="0.189999999999998" calcext:value-type="float">
            <text:p>0.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9</text:p>
          </table:table-cell>
          <table:table-cell table:style-name="ce4" table:formula="of:=[.K72]-[.K8]" office:value-type="float" office:value="-0.00470000000000001" calcext:value-type="float">
            <text:p>-0.0047</text:p>
          </table:table-cell>
          <table:table-cell table:style-name="ce7" table:formula="of:=[.M72]-[.M8]" office:value-type="float" office:value="-0.310000000000002" calcext:value-type="float">
            <text:p>-0.3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8</text:p>
          </table:table-cell>
          <table:table-cell table:style-name="ce4" table:formula="of:=[.K73]-[.K9]" office:value-type="float" office:value="-0.0092" calcext:value-type="float">
            <text:p>-0.0092</text:p>
          </table:table-cell>
          <table:table-cell table:style-name="ce7" table:formula="of:=[.M73]-[.M9]" office:value-type="float" office:value="14.31" calcext:value-type="float">
            <text:p>14.3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9</text:p>
          </table:table-cell>
          <table:table-cell table:style-name="ce4" table:formula="of:=[.K74]-[.K10]" office:value-type="float" office:value="-0.0074" calcext:value-type="float">
            <text:p>-0.0074</text:p>
          </table:table-cell>
          <table:table-cell table:style-name="ce7" table:formula="of:=[.M74]-[.M10]" office:value-type="float" office:value="-4.06" calcext:value-type="float">
            <text:p>-4.0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3</text:p>
          </table:table-cell>
          <table:table-cell table:style-name="ce4" table:formula="of:=[.K75]-[.K11]" office:value-type="float" office:value="-0.0163" calcext:value-type="float">
            <text:p>-0.0163</text:p>
          </table:table-cell>
          <table:table-cell table:style-name="ce7" table:formula="of:=[.M75]-[.M11]" office:value-type="float" office:value="-3.36" calcext:value-type="float">
            <text:p>-3.3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9</text:p>
          </table:table-cell>
          <table:table-cell table:style-name="ce4" table:formula="of:=[.K76]-[.K12]" office:value-type="float" office:value="-0.0057" calcext:value-type="float">
            <text:p>-0.0057</text:p>
          </table:table-cell>
          <table:table-cell table:style-name="ce7" table:formula="of:=[.M76]-[.M12]" office:value-type="float" office:value="7.48" calcext:value-type="float">
            <text:p>7.4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81</text:p>
          </table:table-cell>
          <table:table-cell table:style-name="ce4" table:formula="of:=[.K77]-[.K13]" office:value-type="float" office:value="0.0066" calcext:value-type="float">
            <text:p>0.0066</text:p>
          </table:table-cell>
          <table:table-cell table:style-name="ce7" table:formula="of:=[.M77]-[.M13]" office:value-type="float" office:value="-0.73" calcext:value-type="float">
            <text:p>-0.73</text:p>
          </table:table-cell>
          <table:table-cell table:number-columns-repeated="10"/>
        </table:table-row>
        <table:table-row table:style-name="ro1" table:number-rows-repeated="7">
          <table:table-cell table:style-name="Default" table:number-columns-repeated="4"/>
          <table:table-cell table:number-columns-repeated="10"/>
        </table:table-row>
        <table:table-row table:style-name="ro2" table:number-rows-repeated="10">
          <table:table-cell table:number-columns-repeated="14"/>
        </table:table-row>
        <table:table-row table:style-name="ro2">
          <table:table-cell/>
          <table:table-cell table:style-name="Default"/>
          <table:table-cell table:style-name="ce4"/>
          <table:table-cell table:style-name="ce7"/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0</text:p>
          </table:table-cell>
          <table:table-cell table:style-name="ce4" table:formula="of:=[.K68]-[.K56]" office:value-type="float" office:value="0.0014" calcext:value-type="float">
            <text:p>0.0014</text:p>
          </table:table-cell>
          <table:table-cell table:style-name="ce7" table:formula="of:=[.M68]-[.M56]" office:value-type="float" office:value="-3.44" calcext:value-type="float">
            <text:p>-3.4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2</text:p>
          </table:table-cell>
          <table:table-cell table:style-name="ce4" table:formula="of:=[.K69]-[.K57]" office:value-type="float" office:value="-0.000899999999999998" calcext:value-type="float">
            <text:p>-0.0009</text:p>
          </table:table-cell>
          <table:table-cell table:style-name="ce7" table:formula="of:=[.M69]-[.M57]" office:value-type="float" office:value="-2.23999999999999" calcext:value-type="float">
            <text:p>-2.2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3</text:p>
          </table:table-cell>
          <table:table-cell table:style-name="ce4" table:formula="of:=[.K70]-[.K58]" office:value-type="float" office:value="0.0183" calcext:value-type="float">
            <text:p>0.0183</text:p>
          </table:table-cell>
          <table:table-cell table:style-name="ce7" table:formula="of:=[.M70]-[.M58]" office:value-type="float" office:value="0.57" calcext:value-type="float">
            <text:p>0.5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5</text:p>
          </table:table-cell>
          <table:table-cell table:style-name="ce4" table:formula="of:=[.K71]-[.K59]" office:value-type="float" office:value="0.001" calcext:value-type="float">
            <text:p>0.0010</text:p>
          </table:table-cell>
          <table:table-cell table:style-name="ce7" table:formula="of:=[.M71]-[.M59]" office:value-type="float" office:value="-3.9" calcext:value-type="float">
            <text:p>-3.9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9</text:p>
          </table:table-cell>
          <table:table-cell table:style-name="ce4" table:formula="of:=[.K72]-[.K60]" office:value-type="float" office:value="0.000399999999999998" calcext:value-type="float">
            <text:p>0.0004</text:p>
          </table:table-cell>
          <table:table-cell table:style-name="ce7" table:formula="of:=[.M72]-[.M60]" office:value-type="float" office:value="-5.86" calcext:value-type="float">
            <text:p>-5.8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8</text:p>
          </table:table-cell>
          <table:table-cell table:style-name="ce4" table:formula="of:=[.K73]-[.K61]" office:value-type="float" office:value="-0.000600000000000003" calcext:value-type="float">
            <text:p>-0.0006</text:p>
          </table:table-cell>
          <table:table-cell table:style-name="ce7" table:formula="of:=[.M73]-[.M61]" office:value-type="float" office:value="-28.98" calcext:value-type="float">
            <text:p>-28.9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9</text:p>
          </table:table-cell>
          <table:table-cell table:style-name="ce4" table:formula="of:=[.K74]-[.K62]" office:value-type="float" office:value="0.000899999999999998" calcext:value-type="float">
            <text:p>0.0009</text:p>
          </table:table-cell>
          <table:table-cell table:style-name="ce7" table:formula="of:=[.M74]-[.M62]" office:value-type="float" office:value="-3.98" calcext:value-type="float">
            <text:p>-3.9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3</text:p>
          </table:table-cell>
          <table:table-cell table:style-name="ce4" table:formula="of:=[.K75]-[.K63]" office:value-type="float" office:value="0.0014" calcext:value-type="float">
            <text:p>0.0014</text:p>
          </table:table-cell>
          <table:table-cell table:style-name="ce7" table:formula="of:=[.M75]-[.M63]" office:value-type="float" office:value="-1.81" calcext:value-type="float">
            <text:p>-1.8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9</text:p>
          </table:table-cell>
          <table:table-cell table:style-name="ce4" table:formula="of:=[.K76]-[.K64]" office:value-type="float" office:value="0.000399999999999998" calcext:value-type="float">
            <text:p>0.0004</text:p>
          </table:table-cell>
          <table:table-cell table:style-name="ce7" table:formula="of:=[.M76]-[.M64]" office:value-type="float" office:value="5.59" calcext:value-type="float">
            <text:p>5.5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81</text:p>
          </table:table-cell>
          <table:table-cell table:style-name="ce4" table:formula="of:=[.K77]-[.K65]" office:value-type="float" office:value="0.0093" calcext:value-type="float">
            <text:p>0.0093</text:p>
          </table:table-cell>
          <table:table-cell table:style-name="ce7" table:formula="of:=[.M77]-[.M65]" office:value-type="float" office:value="-9.45" calcext:value-type="float">
            <text:p>-9.4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8:39:58.792815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2:21:52.651161652</meta:creation-date>
    <dc:date>2022-05-09T12:38:01.545085443</dc:date>
    <meta:editing-duration>PT4H24M47S</meta:editing-duration>
    <meta:editing-cycles>4</meta:editing-cycles>
    <meta:generator>LibreOffice/6.4.7.2$Linux_X86_64 LibreOffice_project/40$Build-2</meta:generator>
    <meta:document-statistic meta:table-count="1" meta:cell-count="788" meta:object-count="0"/>
  </office:meta>
</office:document-meta>
</file>